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43B3868C20D7C0A04928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5eb" officeooo:paragraph-rsid="001c65eb"/>
    </style:style>
    <style:style style:name="P2" style:family="paragraph" style:parent-style-name="Standard">
      <style:text-properties fo:font-weight="bold" officeooo:rsid="001c65eb" officeooo:paragraph-rsid="001c9c4e" style:font-weight-asian="bold" style:font-weight-complex="bold"/>
    </style:style>
    <style:style style:name="P3" style:family="paragraph" style:parent-style-name="Standard">
      <style:text-properties fo:font-weight="normal" officeooo:rsid="001c9c4e" officeooo:paragraph-rsid="001c9c4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c4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. Johdanto</text:span><text:line-break/><text:line-break/>Järjestelmän ideana on tarjota alusta lautapeli fanaatikoille lisätä omat suosikki pelinsä ja strategiansa nettisivulle, sekä liittyä erilaisiin peliryhmiin. Nettisivu on toteutettu PHP kielellä käyttäen PostgreSQL-tietokantaa laitoksen user-palvelimen alla. Ohjelmisto luonnollisesti vaatii <text:line-break/>tietyn tietokannan eikä toimi satunnaisella tietokannalla.<text:line-break/><text:line-break/><text:span text:style-name="T4">2. Yleiskuva</text:span><text:line-break/><text:line-break/><text:span text:style-name="T1">Käyttötapaus</text:span><text:span text:style-name="T2">k</text:span><text:span text:style-name="T1">aavio</text:span></text:p>
      <text:p text:style-name="P1"><text:span text:style-name="T3"/></text:p>
      <text:p text:style-name="P1"><draw:frame draw:style-name="fr1" draw:name="Image1" text:anchor-type="paragraph" svg:width="17cm" svg:height="10.613cm" draw:z-index="0"><draw:image xlink:href="Pictures/2000000900005F66000043B3868C20D7C0A04928.svm" xlink:type="simple" xlink:show="embed" xlink:actuate="onLoad"/></draw:frame><text:line-break/><text:line-break/><text:line-break/><text:line-break/><text:span text:style-name="T1">Käyttäjäryhmät</text:span><text:line-break/><text:line-break/>Vierailija<text:line-break/>Kaikki ei kirjautuneet käyttäjät, jotka vierailevat sivulla<text:line-break/><text:line-break/>Käyttäjä<text:line-break/>Kirjautunut käyttäjä <text:line-break/>Voi olla jäädytetty, jolloin jäädytetty bitti 1, normaalisti 0<text:line-break/><text:line-break/>Admin (Admin bitti, joka on 1 tai 0)<text:line-break/>Kirjautuneet käyttäjät, joilla on admin oikeus</text:p>
      <text:p text:style-name="P1"/>
      <text:p text:style-name="P1"/>
      <text:p text:style-name="P1"/>
      <text:p text:style-name="P1"/>
      <text:p text:style-name="P2"><text:soft-page-break/>Käyttötapauskuvaukset</text:p>
      <text:p text:style-name="P2"/>
      <text:p text:style-name="P3">Käyttötapaukset ovat varsin selkeitä kaavion pohjalta.</text:p>
      <text:p text:style-name="P3"/>
      <text:p text:style-name="P3">Vieraan käyttötapaus</text:p>
      <text:p text:style-name="P3"/>
      <text:p text:style-name="P3">Kirjautuminen: kukatahansa voi kirjautua</text:p>
      <text:p text:style-name="P3">Rekisteröityminen: kukatahansa voi rekisteröityä aktivointia ei tarvita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5:53.830000000</meta:creation-date>
    <dc:date>2017-03-15T20:12:50.215000000</dc:date>
    <meta:editing-duration>PT16M56S</meta:editing-duration>
    <meta:editing-cycles>2</meta:editing-cycles>
    <meta:generator>LibreOffice/5.2.6.2$Windows_x86 LibreOffice_project/a3100ed2409ebf1c212f5048fbe377c281438fdc</meta:generator>
    <meta:document-statistic meta:table-count="0" meta:image-count="1" meta:object-count="0" meta:page-count="2" meta:paragraph-count="7" meta:word-count="97" meta:character-count="874" meta:non-whitespace-character-count="772"/>
  </office:meta>
</office:document-meta>
</file>